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5-11-2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5-08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5-06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5-03-2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4-11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4-07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4-06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4-02-0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3-10-2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3-08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3-05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3-02-0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2-10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2-09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2-05-0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2-02-0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1-08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1-04-2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0-12-0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0-09-0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0-04-0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20-02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9-09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9-06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9-03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8-12-1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8-09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8-06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7-11-1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7-07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7-03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6-12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6-09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6-06-0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6-03-0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5-12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5-09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5-06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5-03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4-12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4-09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4-06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4-04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3-09-1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3-07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3-03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2-11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2-08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2-06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2-03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1-11-1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1-09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1-06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1-03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0-12-0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0-08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0-06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10-03-0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9-12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9-06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9-03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8-12-0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8-08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8-05-0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8-02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7-11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7-08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7-06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7-02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6-11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6-07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6-05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01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3</text:p>
          </table:table-cell>
          <table:table-cell office:value-type="string" calcext:value-type="string">
            <text:p>65K 25 SOW 109B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0" meta:object-count="0"/>
    <meta:user-defined meta:name="AppVersion">3.0</meta:user-defined>
  </office:meta>
</office:document-meta>
</file>